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B08322D29C81F1E9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192cm" svg:height="7.619cm" svg:x="7.874cm" svg:y="0.979cm">
          <draw:image xlink:href="Pictures/1000020100000780000004B08322D29C81F1E9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8:53:08.526456331</meta:creation-date>
    <dc:date>2016-10-16T19:57:10.710612995</dc:date>
    <meta:editing-duration>PT30M58S</meta:editing-duration>
    <meta:editing-cycles>8</meta:editing-cycles>
    <meta:generator>LibreOffice/5.1.4.2$Linux_X86_64 LibreOffice_project/10m0$Build-2</meta:generator>
    <meta:document-statistic meta:object-count="24"/>
  </office:meta>
</office:document-meta>
</file>